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IRRoya" fo:font-size="16pt" officeooo:rsid="0010b1b9" officeooo:paragraph-rsid="000c9729" style:font-size-asian="16pt" style:font-name-complex="IRRoya" style:font-size-complex="16pt"/>
    </style:style>
    <style:style style:name="P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0b1b9" officeooo:paragraph-rsid="00146c76" style:font-size-asian="16pt" style:font-name-complex="IRRoya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loext:contextual-spacing="false" fo:text-align="center" style:justify-single-word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bold" officeooo:rsid="001510c5" officeooo:paragraph-rsid="001510c5" style:font-size-asian="16pt" style:font-weight-asian="bold" style:font-name-complex="IRRoya" style:font-size-complex="16pt" style:font-style-complex="normal" style:font-weight-complex="bold"/>
    </style:style>
    <style:style style:name="T1" style:family="text">
      <style:text-properties fo:font-variant="normal" fo:text-transform="none" fo:color="#202124" fo:letter-spacing="normal" style:font-style-complex="normal" style:font-weight-complex="normal"/>
    </style:style>
    <style:style style:name="T2" style:family="text">
      <style:text-properties fo:font-variant="normal" fo:text-transform="none" fo:color="#202124" fo:letter-spacing="normal" fo:font-style="normal" fo:font-weight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4">The Black island</text:p>
      <text:p text:style-name="P3">page 1:</text:p>
      <text:p text:style-name="P3">A plane in trouble?</text:p>
      <text:p text:style-name="P3">Sounds bad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01:57:08.029145130</meta:creation-date>
    <dc:date>2023-02-03T10:07:08.899976431</dc:date>
    <meta:editing-duration>PT44M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13" meta:character-count="488" meta:non-whitespace-character-count="379"/>
  </office:meta>
</office:document-meta>
</file>